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나눔고딕" svg:font-family="나눔고딕"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나눔고딕" style:font-name-asian="나눔고딕"/>
    </style:style>
    <style:style style:name="P2" style:family="paragraph" style:parent-style-name="Standard">
      <style:text-properties style:font-name="나눔고딕" officeooo:paragraph-rsid="0008eda5" style:font-name-asian="나눔고딕"/>
    </style:style>
    <style:style style:name="P3" style:family="paragraph" style:parent-style-name="Standard">
      <style:text-properties style:font-name="나눔고딕" officeooo:paragraph-rsid="00096492" style:font-name-asian="나눔고딕"/>
    </style:style>
    <style:style style:name="P4" style:family="paragraph" style:parent-style-name="Standard">
      <style:text-properties style:font-name="나눔고딕" officeooo:paragraph-rsid="000cde22" style:font-name-asian="나눔고딕"/>
    </style:style>
    <style:style style:name="P5" style:family="paragraph" style:parent-style-name="Standard">
      <style:text-properties style:font-name="나눔고딕" officeooo:paragraph-rsid="000b4d03" style:font-name-asian="나눔고딕"/>
    </style:style>
    <style:style style:name="P6" style:family="paragraph" style:parent-style-name="Standard">
      <style:text-properties style:font-name="나눔고딕" officeooo:paragraph-rsid="000e651e" style:font-name-asian="나눔고딕"/>
    </style:style>
    <style:style style:name="P7" style:family="paragraph" style:parent-style-name="Standard">
      <style:text-properties style:font-name="나눔고딕" style:font-name-asian="나눔고딕" style:language-asian="ko" style:country-asian="KR"/>
    </style:style>
    <style:style style:name="P8" style:family="paragraph" style:parent-style-name="Standard">
      <style:text-properties style:font-name="나눔고딕" officeooo:paragraph-rsid="000e651e" style:font-name-asian="나눔고딕" style:language-asian="ko" style:country-asian="KR"/>
    </style:style>
    <style:style style:name="P9" style:family="paragraph" style:parent-style-name="Standard">
      <style:text-properties style:font-name="나눔고딕" officeooo:paragraph-rsid="0013409a" style:font-name-asian="나눔고딕" style:language-asian="ko" style:country-asian="KR"/>
    </style:style>
    <style:style style:name="P10" style:family="paragraph" style:parent-style-name="Standard">
      <style:text-properties style:font-name="나눔고딕" officeooo:paragraph-rsid="001c60b5" style:font-name-asian="나눔고딕" style:language-asian="ko" style:country-asian="KR"/>
    </style:style>
    <style:style style:name="P11" style:family="paragraph" style:parent-style-name="Standard">
      <style:text-properties style:font-name="나눔고딕" officeooo:paragraph-rsid="001d29d8" style:font-name-asian="나눔고딕" style:language-asian="ko" style:country-asian="KR"/>
    </style:style>
    <style:style style:name="P12" style:family="paragraph" style:parent-style-name="Standard">
      <style:text-properties style:font-name="나눔고딕" officeooo:paragraph-rsid="0020cce9" style:font-name-asian="나눔고딕" style:language-asian="ko" style:country-asian="KR"/>
    </style:style>
    <style:style style:name="P13" style:family="paragraph" style:parent-style-name="Standard">
      <style:text-properties style:font-name="나눔고딕" officeooo:paragraph-rsid="001f2693" style:font-name-asian="나눔고딕" style:language-asian="ko" style:country-asian="KR"/>
    </style:style>
    <style:style style:name="P14" style:family="paragraph" style:parent-style-name="Standard">
      <style:text-properties style:font-name="나눔고딕" officeooo:paragraph-rsid="001f0e85" style:font-name-asian="나눔고딕" style:language-asian="ko" style:country-asian="KR"/>
    </style:style>
    <style:style style:name="P15" style:family="paragraph" style:parent-style-name="Standard">
      <style:text-properties style:font-name="나눔고딕" officeooo:paragraph-rsid="001e3c4b" style:font-name-asian="나눔고딕" style:language-asian="ko" style:country-asian="KR"/>
    </style:style>
    <style:style style:name="P16" style:family="paragraph" style:parent-style-name="Standard">
      <style:text-properties style:font-name="나눔고딕" officeooo:rsid="001d29d8" officeooo:paragraph-rsid="001d29d8" style:font-name-asian="나눔고딕" style:language-asian="ko" style:country-asian="KR"/>
    </style:style>
    <style:style style:name="P17" style:family="paragraph" style:parent-style-name="Standard">
      <style:text-properties style:font-name="나눔고딕" officeooo:rsid="0005af4e" officeooo:paragraph-rsid="0008eda5" style:font-name-asian="나눔고딕" style:language-asian="ko" style:country-asian="KR"/>
    </style:style>
    <style:style style:name="P18" style:family="paragraph" style:parent-style-name="Standard">
      <style:text-properties style:font-name="나눔고딕" officeooo:rsid="0005af4e" officeooo:paragraph-rsid="00361d8b" style:font-name-asian="나눔고딕" style:language-asian="ko" style:country-asian="KR"/>
    </style:style>
    <style:style style:name="P19" style:family="paragraph" style:parent-style-name="Standard">
      <style:text-properties style:font-name="나눔고딕" officeooo:rsid="0005af4e" officeooo:paragraph-rsid="003c3f2f" style:font-name-asian="나눔고딕" style:language-asian="ko" style:country-asian="KR"/>
    </style:style>
    <style:style style:name="P20" style:family="paragraph" style:parent-style-name="Standard">
      <style:text-properties style:font-name="나눔고딕" officeooo:rsid="0005af4e" officeooo:paragraph-rsid="005a0592" style:font-name-asian="나눔고딕" style:language-asian="ko" style:country-asian="KR"/>
    </style:style>
    <style:style style:name="P21" style:family="paragraph" style:parent-style-name="Standard">
      <style:text-properties style:font-name="나눔고딕" officeooo:rsid="0005af4e" officeooo:paragraph-rsid="005e4ebb" style:font-name-asian="나눔고딕" style:language-asian="ko" style:country-asian="KR"/>
    </style:style>
    <style:style style:name="P22" style:family="paragraph" style:parent-style-name="Standard">
      <style:text-properties style:font-name="나눔고딕" officeooo:rsid="0005af4e" officeooo:paragraph-rsid="0061d6bb" style:font-name-asian="나눔고딕" style:language-asian="ko" style:country-asian="KR"/>
    </style:style>
    <style:style style:name="P23" style:family="paragraph" style:parent-style-name="Standard">
      <style:text-properties style:font-name="나눔고딕" officeooo:rsid="0005af4e" officeooo:paragraph-rsid="0063c597" style:font-name-asian="나눔고딕" style:language-asian="ko" style:country-asian="KR"/>
    </style:style>
    <style:style style:name="P24" style:family="paragraph" style:parent-style-name="Standard">
      <style:text-properties style:font-name="나눔고딕" officeooo:rsid="0005af4e" officeooo:paragraph-rsid="0085114d" style:font-name-asian="나눔고딕" style:language-asian="ko" style:country-asian="KR"/>
    </style:style>
    <style:style style:name="P25" style:family="paragraph" style:parent-style-name="Standard">
      <style:text-properties style:font-name="나눔고딕" officeooo:rsid="00279c13" officeooo:paragraph-rsid="0026eb22" style:font-name-asian="나눔고딕" style:language-asian="ko" style:country-asian="KR"/>
    </style:style>
    <style:style style:name="P26" style:family="paragraph" style:parent-style-name="Standard">
      <style:text-properties style:font-name="나눔고딕" officeooo:rsid="0027c562" officeooo:paragraph-rsid="0008eda5" style:font-name-asian="나눔고딕" style:language-asian="ko" style:country-asian="KR"/>
    </style:style>
    <style:style style:name="P27" style:family="paragraph" style:parent-style-name="Standard">
      <style:text-properties style:font-name="나눔고딕" officeooo:rsid="00292574" officeooo:paragraph-rsid="0008eda5" style:font-name-asian="나눔고딕" style:language-asian="ko" style:country-asian="KR"/>
    </style:style>
    <style:style style:name="P28" style:family="paragraph" style:parent-style-name="Standard">
      <style:text-properties style:font-name="나눔고딕" officeooo:rsid="002cde19" officeooo:paragraph-rsid="0008eda5" style:font-name-asian="나눔고딕" style:language-asian="ko" style:country-asian="KR"/>
    </style:style>
    <style:style style:name="P29" style:family="paragraph" style:parent-style-name="Standard">
      <style:text-properties style:font-name="나눔고딕" officeooo:rsid="002db7de" officeooo:paragraph-rsid="002db7de" style:font-name-asian="나눔고딕" style:language-asian="ko" style:country-asian="KR"/>
    </style:style>
    <style:style style:name="P30" style:family="paragraph" style:parent-style-name="Standard">
      <style:text-properties style:font-name="나눔고딕" officeooo:rsid="002fc094" officeooo:paragraph-rsid="003c3f2f" style:font-name-asian="나눔고딕" style:language-asian="ko" style:country-asian="KR"/>
    </style:style>
    <style:style style:name="P31" style:family="paragraph" style:parent-style-name="Standard">
      <style:text-properties style:font-name="나눔고딕" officeooo:rsid="004e104f" officeooo:paragraph-rsid="0008eda5" style:font-name-asian="나눔고딕" style:language-asian="ko" style:country-asian="KR"/>
    </style:style>
    <style:style style:name="P32" style:family="paragraph" style:parent-style-name="Standard">
      <style:text-properties style:font-name="나눔고딕" officeooo:rsid="0051276d" officeooo:paragraph-rsid="0008eda5" style:font-name-asian="나눔고딕" style:language-asian="ko" style:country-asian="KR"/>
    </style:style>
    <style:style style:name="P33" style:family="paragraph" style:parent-style-name="Standard">
      <style:text-properties style:font-name="나눔고딕" officeooo:rsid="003cc821" officeooo:paragraph-rsid="0008eda5" style:font-name-asian="나눔고딕" style:language-asian="ko" style:country-asian="KR"/>
    </style:style>
    <style:style style:name="P34" style:family="paragraph" style:parent-style-name="Standard">
      <style:text-properties style:font-name="나눔고딕" officeooo:rsid="003cc821" officeooo:paragraph-rsid="0061d6bb" style:font-name-asian="나눔고딕" style:language-asian="ko" style:country-asian="KR"/>
    </style:style>
    <style:style style:name="P35" style:family="paragraph" style:parent-style-name="Standard">
      <style:text-properties style:font-name="나눔고딕" officeooo:rsid="00424054" officeooo:paragraph-rsid="0008eda5" style:font-name-asian="나눔고딕" style:language-asian="ko" style:country-asian="KR"/>
    </style:style>
    <style:style style:name="P36" style:family="paragraph" style:parent-style-name="Standard">
      <style:text-properties style:font-name="나눔고딕" officeooo:rsid="00424054" officeooo:paragraph-rsid="0061d6bb" style:font-name-asian="나눔고딕" style:language-asian="ko" style:country-asian="KR"/>
    </style:style>
    <style:style style:name="P37" style:family="paragraph" style:parent-style-name="Standard">
      <style:text-properties style:font-name="나눔고딕" officeooo:rsid="003b4439" officeooo:paragraph-rsid="0008eda5" style:font-name-asian="나눔고딕" style:language-asian="ko" style:country-asian="KR"/>
    </style:style>
    <style:style style:name="P38" style:family="paragraph" style:parent-style-name="Standard">
      <style:text-properties style:font-name="나눔고딕" officeooo:rsid="0042ed05" officeooo:paragraph-rsid="0008eda5" style:font-name-asian="나눔고딕" style:language-asian="ko" style:country-asian="KR"/>
    </style:style>
    <style:style style:name="P39" style:family="paragraph" style:parent-style-name="Standard">
      <style:text-properties style:font-name="나눔고딕" officeooo:rsid="0045cd67" officeooo:paragraph-rsid="0008eda5" style:font-name-asian="나눔고딕" style:language-asian="ko" style:country-asian="KR"/>
    </style:style>
    <style:style style:name="P40" style:family="paragraph" style:parent-style-name="Standard">
      <style:text-properties style:font-name="나눔고딕" officeooo:rsid="004ac696" officeooo:paragraph-rsid="0008eda5" style:font-name-asian="나눔고딕" style:language-asian="ko" style:country-asian="KR"/>
    </style:style>
    <style:style style:name="P41" style:family="paragraph" style:parent-style-name="Standard">
      <style:text-properties style:font-name="나눔고딕" officeooo:rsid="0048b1dd" officeooo:paragraph-rsid="0061d6bb" style:font-name-asian="나눔고딕" style:language-asian="ko" style:country-asian="KR"/>
    </style:style>
    <style:style style:name="P42" style:family="paragraph" style:parent-style-name="Standard">
      <style:text-properties style:font-name="나눔고딕" officeooo:rsid="00624988" officeooo:paragraph-rsid="00624988" style:font-name-asian="나눔고딕" style:language-asian="ko" style:country-asian="KR"/>
    </style:style>
    <style:style style:name="P43" style:family="paragraph" style:parent-style-name="Standard">
      <style:text-properties style:font-name="나눔고딕" officeooo:rsid="00624988" officeooo:paragraph-rsid="0008eda5" style:font-name-asian="나눔고딕" style:language-asian="ko" style:country-asian="KR"/>
    </style:style>
    <style:style style:name="P44" style:family="paragraph" style:parent-style-name="Standard">
      <style:text-properties style:font-name="나눔고딕" officeooo:rsid="00624988" officeooo:paragraph-rsid="0087e3bb" style:font-name-asian="나눔고딕" style:language-asian="ko" style:country-asian="KR"/>
    </style:style>
    <style:style style:name="P45" style:family="paragraph" style:parent-style-name="Standard">
      <style:text-properties style:font-name="나눔고딕" officeooo:rsid="00624988" officeooo:paragraph-rsid="009f12e1" style:font-name-asian="나눔고딕" style:language-asian="ko" style:country-asian="KR"/>
    </style:style>
    <style:style style:name="P46" style:family="paragraph" style:parent-style-name="Standard">
      <style:text-properties style:font-name="나눔고딕" officeooo:rsid="00624988" officeooo:paragraph-rsid="00aaf9f8" style:font-name-asian="나눔고딕" style:language-asian="ko" style:country-asian="KR"/>
    </style:style>
    <style:style style:name="P47" style:family="paragraph" style:parent-style-name="Standard">
      <style:text-properties style:font-name="나눔고딕" officeooo:rsid="00624988" officeooo:paragraph-rsid="00aced91" style:font-name-asian="나눔고딕" style:language-asian="ko" style:country-asian="KR"/>
    </style:style>
    <style:style style:name="P48" style:family="paragraph" style:parent-style-name="Standard">
      <style:text-properties style:font-name="나눔고딕" officeooo:rsid="00624988" officeooo:paragraph-rsid="00ae0517" style:font-name-asian="나눔고딕" style:language-asian="ko" style:country-asian="KR"/>
    </style:style>
    <style:style style:name="P49" style:family="paragraph" style:parent-style-name="Standard">
      <style:text-properties style:font-name="나눔고딕" officeooo:rsid="00624988" officeooo:paragraph-rsid="00b05234" style:font-name-asian="나눔고딕" style:language-asian="ko" style:country-asian="KR"/>
    </style:style>
    <style:style style:name="P50" style:family="paragraph" style:parent-style-name="Standard">
      <style:text-properties style:font-name="나눔고딕" officeooo:rsid="002e3d7c" officeooo:paragraph-rsid="0008eda5" style:font-name-asian="나눔고딕" style:language-asian="ko" style:country-asian="KR"/>
    </style:style>
    <style:style style:name="P51" style:family="paragraph" style:parent-style-name="Standard">
      <style:text-properties style:font-name="나눔고딕" officeooo:rsid="0034c3b1" officeooo:paragraph-rsid="0008eda5" style:font-name-asian="나눔고딕" style:language-asian="ko" style:country-asian="KR"/>
    </style:style>
    <style:style style:name="P52" style:family="paragraph" style:parent-style-name="Standard">
      <style:text-properties style:font-name="나눔고딕" officeooo:rsid="004f7f2f" officeooo:paragraph-rsid="005e4ebb" style:font-name-asian="나눔고딕" style:language-asian="ko" style:country-asian="KR"/>
    </style:style>
    <style:style style:name="P53" style:family="paragraph" style:parent-style-name="Standard">
      <style:text-properties style:font-name="나눔고딕" officeooo:rsid="006a3fee" officeooo:paragraph-rsid="0085114d" style:font-name-asian="나눔고딕" style:language-asian="ko" style:country-asian="KR"/>
    </style:style>
    <style:style style:name="P54" style:family="paragraph" style:parent-style-name="Standard">
      <style:text-properties style:font-name="나눔고딕" officeooo:rsid="0087e3bb" officeooo:paragraph-rsid="0087e3bb" style:font-name-asian="나눔고딕" style:language-asian="ko" style:country-asian="KR"/>
    </style:style>
    <style:style style:name="P55" style:family="paragraph" style:parent-style-name="Standard">
      <style:text-properties style:font-name="나눔고딕" officeooo:rsid="0087e3bb" officeooo:paragraph-rsid="00889426" style:font-name-asian="나눔고딕" style:language-asian="ko" style:country-asian="KR"/>
    </style:style>
    <style:style style:name="P56" style:family="paragraph" style:parent-style-name="Standard">
      <style:text-properties style:font-name="나눔고딕" officeooo:rsid="0087e3bb" officeooo:paragraph-rsid="00624988" style:font-name-asian="나눔고딕" style:language-asian="ko" style:country-asian="KR"/>
    </style:style>
    <style:style style:name="P57" style:family="paragraph" style:parent-style-name="Standard">
      <style:text-properties style:font-name="나눔고딕" officeooo:rsid="0087e3bb" officeooo:paragraph-rsid="00971326" style:font-name-asian="나눔고딕" style:language-asian="ko" style:country-asian="KR"/>
    </style:style>
    <style:style style:name="P58" style:family="paragraph" style:parent-style-name="Standard">
      <style:text-properties style:font-name="나눔고딕" officeooo:rsid="008b3a6c" officeooo:paragraph-rsid="00aaf9f8" style:font-name-asian="나눔고딕" style:language-asian="ko" style:country-asian="KR"/>
    </style:style>
    <style:style style:name="P59" style:family="paragraph" style:parent-style-name="Standard">
      <style:text-properties style:font-name="나눔고딕" officeooo:rsid="00942014" officeooo:paragraph-rsid="00aaf9f8" style:font-name-asian="나눔고딕" style:language-asian="ko" style:country-asian="KR"/>
    </style:style>
    <style:style style:name="P60" style:family="paragraph" style:parent-style-name="Standard">
      <style:text-properties style:font-name="나눔고딕" officeooo:rsid="0088d69f" officeooo:paragraph-rsid="00aaf9f8" style:font-name-asian="나눔고딕" style:language-asian="ko" style:country-asian="KR"/>
    </style:style>
    <style:style style:name="P61" style:family="paragraph" style:parent-style-name="Standard">
      <style:text-properties style:font-name="나눔고딕" officeooo:rsid="00aced91" officeooo:paragraph-rsid="00aced91" style:font-name-asian="나눔고딕" style:language-asian="ko" style:country-asian="KR"/>
    </style:style>
    <style:style style:name="P62" style:family="paragraph" style:parent-style-name="Standard">
      <style:text-properties style:font-name="나눔고딕" officeooo:paragraph-rsid="0013409a" style:font-name-asian="나눔고딕"/>
    </style:style>
    <style:style style:name="P63" style:family="paragraph" style:parent-style-name="Standard">
      <style:text-properties style:font-name="나눔고딕" officeooo:paragraph-rsid="0020cce9" style:font-name-asian="나눔고딕"/>
    </style:style>
    <style:style style:name="P64" style:family="paragraph" style:parent-style-name="Standard">
      <style:text-properties style:font-name="나눔고딕" officeooo:paragraph-rsid="0061d6bb" style:font-name-asian="나눔고딕"/>
    </style:style>
    <style:style style:name="P65" style:family="paragraph" style:parent-style-name="Standard">
      <style:text-properties style:font-name="나눔고딕" officeooo:rsid="0005af4e" officeooo:paragraph-rsid="0061d6bb" style:font-name-asian="나눔고딕"/>
    </style:style>
    <style:style style:name="P66" style:family="paragraph" style:parent-style-name="Standard">
      <style:text-properties style:font-name="나눔고딕" officeooo:rsid="0026eb22" officeooo:paragraph-rsid="0061d6bb" style:font-name-asian="나눔고딕"/>
    </style:style>
    <style:style style:name="P67" style:family="paragraph" style:parent-style-name="Standard">
      <style:text-properties officeooo:paragraph-rsid="0061d6bb"/>
    </style:style>
    <style:style style:name="P68" style:family="paragraph" style:parent-style-name="Standard">
      <style:text-properties officeooo:paragraph-rsid="0085114d"/>
    </style:style>
    <style:style style:name="P69" style:family="paragraph" style:parent-style-name="Standard">
      <style:text-properties style:font-name="나눔고딕" officeooo:rsid="00624988" officeooo:paragraph-rsid="00b1c151" style:font-name-asian="나눔고딕" style:language-asian="ko" style:country-asian="KR"/>
    </style:style>
    <style:style style:name="T1" style:family="text">
      <style:text-properties style:language-asian="ko" style:country-asian="KR"/>
    </style:style>
    <style:style style:name="T2" style:family="text">
      <style:text-properties officeooo:rsid="0005af4e" style:language-asian="ko" style:country-asian="KR"/>
    </style:style>
    <style:style style:name="T3" style:family="text">
      <style:text-properties officeooo:rsid="0007ab23" style:language-asian="ko" style:country-asian="KR"/>
    </style:style>
    <style:style style:name="T4" style:family="text">
      <style:text-properties officeooo:rsid="0008eda5" style:language-asian="ko" style:country-asian="KR"/>
    </style:style>
    <style:style style:name="T5" style:family="text">
      <style:text-properties officeooo:rsid="00096492" style:language-asian="ko" style:country-asian="KR"/>
    </style:style>
    <style:style style:name="T6" style:family="text">
      <style:text-properties officeooo:rsid="000b4d03" style:language-asian="ko" style:country-asian="KR"/>
    </style:style>
    <style:style style:name="T7" style:family="text">
      <style:text-properties officeooo:rsid="000cde22" style:language-asian="ko" style:country-asian="KR"/>
    </style:style>
    <style:style style:name="T8" style:family="text">
      <style:text-properties officeooo:rsid="000e651e" style:language-asian="ko" style:country-asian="KR"/>
    </style:style>
    <style:style style:name="T9" style:family="text">
      <style:text-properties officeooo:rsid="000ff286" style:language-asian="ko" style:country-asian="KR"/>
    </style:style>
    <style:style style:name="T10" style:family="text">
      <style:text-properties officeooo:rsid="0013409a" style:language-asian="ko" style:country-asian="KR"/>
    </style:style>
    <style:style style:name="T11" style:family="text">
      <style:text-properties officeooo:rsid="001d29d8" style:language-asian="ko" style:country-asian="KR"/>
    </style:style>
    <style:style style:name="T12" style:family="text">
      <style:text-properties officeooo:rsid="0020cce9" style:language-asian="ko" style:country-asian="KR"/>
    </style:style>
    <style:style style:name="T13" style:family="text">
      <style:text-properties officeooo:rsid="0026eb22" style:language-asian="ko" style:country-asian="KR"/>
    </style:style>
    <style:style style:name="T14" style:family="text">
      <style:text-properties officeooo:rsid="00279c13" style:language-asian="ko" style:country-asian="KR"/>
    </style:style>
    <style:style style:name="T15" style:family="text">
      <style:text-properties officeooo:rsid="0027c562" style:language-asian="ko" style:country-asian="KR"/>
    </style:style>
    <style:style style:name="T16" style:family="text">
      <style:text-properties officeooo:rsid="00292574" style:language-asian="ko" style:country-asian="KR"/>
    </style:style>
    <style:style style:name="T17" style:family="text">
      <style:text-properties officeooo:rsid="002a44be" style:language-asian="ko" style:country-asian="KR"/>
    </style:style>
    <style:style style:name="T18" style:family="text">
      <style:text-properties officeooo:rsid="002c3263" style:language-asian="ko" style:country-asian="KR"/>
    </style:style>
    <style:style style:name="T19" style:family="text">
      <style:text-properties officeooo:rsid="002cde19" style:language-asian="ko" style:country-asian="KR"/>
    </style:style>
    <style:style style:name="T20" style:family="text">
      <style:text-properties officeooo:rsid="002e19e3" style:language-asian="ko" style:country-asian="KR"/>
    </style:style>
    <style:style style:name="T21" style:family="text">
      <style:text-properties officeooo:rsid="002e3d7c" style:language-asian="ko" style:country-asian="KR"/>
    </style:style>
    <style:style style:name="T22" style:family="text">
      <style:text-properties officeooo:rsid="002fc094" style:language-asian="ko" style:country-asian="KR"/>
    </style:style>
    <style:style style:name="T23" style:family="text">
      <style:text-properties officeooo:rsid="00300edf" style:language-asian="ko" style:country-asian="KR"/>
    </style:style>
    <style:style style:name="T24" style:family="text">
      <style:text-properties officeooo:rsid="003204d0" style:language-asian="ko" style:country-asian="KR"/>
    </style:style>
    <style:style style:name="T25" style:family="text">
      <style:text-properties officeooo:rsid="003b4439" style:language-asian="ko" style:country-asian="KR"/>
    </style:style>
    <style:style style:name="T26" style:family="text">
      <style:text-properties officeooo:rsid="00361d8b" style:language-asian="ko" style:country-asian="KR"/>
    </style:style>
    <style:style style:name="T27" style:family="text">
      <style:text-properties officeooo:rsid="004e35d5" style:language-asian="ko" style:country-asian="KR"/>
    </style:style>
    <style:style style:name="T28" style:family="text">
      <style:text-properties officeooo:rsid="004f7f2f" style:language-asian="ko" style:country-asian="KR"/>
    </style:style>
    <style:style style:name="T29" style:family="text">
      <style:text-properties officeooo:rsid="0050ba67" style:language-asian="ko" style:country-asian="KR"/>
    </style:style>
    <style:style style:name="T30" style:family="text">
      <style:text-properties officeooo:rsid="005e450b" style:language-asian="ko" style:country-asian="KR"/>
    </style:style>
    <style:style style:name="T31" style:family="text">
      <style:text-properties officeooo:rsid="0061d6bb" style:language-asian="ko" style:country-asian="KR"/>
    </style:style>
    <style:style style:name="T32" style:family="text">
      <style:text-properties officeooo:rsid="0061e011" style:language-asian="ko" style:country-asian="KR"/>
    </style:style>
    <style:style style:name="T33" style:family="text">
      <style:text-properties officeooo:rsid="000e651e"/>
    </style:style>
    <style:style style:name="T34" style:family="text">
      <style:text-properties officeooo:rsid="000ff286"/>
    </style:style>
    <style:style style:name="T35" style:family="text">
      <style:text-properties officeooo:rsid="00383960"/>
    </style:style>
    <style:style style:name="T36" style:family="text">
      <style:text-properties officeooo:rsid="003cc821"/>
    </style:style>
    <style:style style:name="T37" style:family="text">
      <style:text-properties officeooo:rsid="003e3f6e"/>
    </style:style>
    <style:style style:name="T38" style:family="text">
      <style:text-properties officeooo:rsid="0005af4e"/>
    </style:style>
    <style:style style:name="T39" style:family="text">
      <style:text-properties officeooo:rsid="003f4fd6"/>
    </style:style>
    <style:style style:name="T40" style:family="text">
      <style:text-properties officeooo:rsid="0044430a"/>
    </style:style>
    <style:style style:name="T41" style:family="text">
      <style:text-properties officeooo:rsid="00459de0"/>
    </style:style>
    <style:style style:name="T42" style:family="text">
      <style:text-properties officeooo:rsid="0045cd67"/>
    </style:style>
    <style:style style:name="T43" style:family="text">
      <style:text-properties officeooo:rsid="00461da7"/>
    </style:style>
    <style:style style:name="T44" style:family="text">
      <style:text-properties officeooo:rsid="00472bcb"/>
    </style:style>
    <style:style style:name="T45" style:family="text">
      <style:text-properties officeooo:rsid="004a9ccf"/>
    </style:style>
    <style:style style:name="T46" style:family="text">
      <style:text-properties officeooo:rsid="004ac696"/>
    </style:style>
    <style:style style:name="T47" style:family="text">
      <style:text-properties officeooo:rsid="004c2b2a"/>
    </style:style>
    <style:style style:name="T48" style:family="text">
      <style:text-properties officeooo:rsid="004e104f"/>
    </style:style>
    <style:style style:name="T49" style:family="text">
      <style:text-properties style:font-name="나눔고딕" officeooo:rsid="0005af4e" style:font-name-asian="나눔고딕" style:language-asian="ko" style:country-asian="KR"/>
    </style:style>
    <style:style style:name="T50" style:family="text">
      <style:text-properties style:font-name="나눔고딕" officeooo:rsid="00383960" style:font-name-asian="나눔고딕" style:language-asian="ko" style:country-asian="KR"/>
    </style:style>
    <style:style style:name="T51" style:family="text">
      <style:text-properties style:font-name="나눔고딕" officeooo:rsid="005e4ebb" style:font-name-asian="나눔고딕" style:language-asian="ko" style:country-asian="KR"/>
    </style:style>
    <style:style style:name="T52" style:family="text">
      <style:text-properties style:font-name="나눔고딕" officeooo:rsid="0045cd67" style:font-name-asian="나눔고딕" style:language-asian="ko" style:country-asian="KR"/>
    </style:style>
    <style:style style:name="T53" style:family="text">
      <style:text-properties style:font-name="나눔고딕" officeooo:rsid="0061d6bb" style:font-name-asian="나눔고딕" style:language-asian="ko" style:country-asian="KR"/>
    </style:style>
    <style:style style:name="T54" style:family="text">
      <style:text-properties style:font-name="나눔고딕" officeooo:rsid="007ceb26" style:font-name-asian="나눔고딕" style:language-asian="ko" style:country-asian="KR"/>
    </style:style>
    <style:style style:name="T55" style:family="text">
      <style:text-properties style:font-name="나눔고딕" officeooo:rsid="007d64fc" style:font-name-asian="나눔고딕" style:language-asian="ko" style:country-asian="KR"/>
    </style:style>
    <style:style style:name="T56" style:family="text">
      <style:text-properties style:font-name="나눔고딕" officeooo:rsid="007e754d" style:font-name-asian="나눔고딕" style:language-asian="ko" style:country-asian="KR"/>
    </style:style>
    <style:style style:name="T57" style:family="text">
      <style:text-properties style:font-name="나눔고딕" officeooo:rsid="007f97e0" style:font-name-asian="나눔고딕" style:language-asian="ko" style:country-asian="KR"/>
    </style:style>
    <style:style style:name="T58" style:family="text">
      <style:text-properties style:font-name="나눔고딕" officeooo:rsid="007a5f43" style:font-name-asian="나눔고딕" style:language-asian="ko" style:country-asian="KR"/>
    </style:style>
    <style:style style:name="T59" style:family="text">
      <style:text-properties style:font-name="나눔고딕" officeooo:rsid="0077b353" style:font-name-asian="나눔고딕" style:language-asian="ko" style:country-asian="KR"/>
    </style:style>
    <style:style style:name="T60" style:family="text">
      <style:text-properties style:font-name="나눔고딕" officeooo:rsid="0085114d" style:font-name-asian="나눔고딕" style:language-asian="ko" style:country-asian="KR"/>
    </style:style>
    <style:style style:name="T61" style:family="text">
      <style:text-properties officeooo:rsid="00528bad"/>
    </style:style>
    <style:style style:name="T62" style:family="text">
      <style:text-properties officeooo:rsid="0053e3d9"/>
    </style:style>
    <style:style style:name="T63" style:family="text">
      <style:text-properties officeooo:rsid="005515ca"/>
    </style:style>
    <style:style style:name="T64" style:family="text">
      <style:text-properties officeooo:rsid="0055f594"/>
    </style:style>
    <style:style style:name="T65" style:family="text">
      <style:text-properties officeooo:rsid="0058ed2e"/>
    </style:style>
    <style:style style:name="T66" style:family="text">
      <style:text-properties officeooo:rsid="005a0592"/>
    </style:style>
    <style:style style:name="T67" style:family="text">
      <style:text-properties officeooo:rsid="005a60f3"/>
    </style:style>
    <style:style style:name="T68" style:family="text">
      <style:text-properties officeooo:rsid="005b05e4"/>
    </style:style>
    <style:style style:name="T69" style:family="text">
      <style:text-properties officeooo:rsid="0061d6bb"/>
    </style:style>
    <style:style style:name="T70" style:family="text">
      <style:text-properties officeooo:rsid="0063c597"/>
    </style:style>
    <style:style style:name="T71" style:family="text">
      <style:text-properties officeooo:rsid="006455fe"/>
    </style:style>
    <style:style style:name="T72" style:family="text">
      <style:text-properties officeooo:rsid="006a8568"/>
    </style:style>
    <style:style style:name="T73" style:family="text">
      <style:text-properties officeooo:rsid="006b23b7"/>
    </style:style>
    <style:style style:name="T74" style:family="text">
      <style:text-properties officeooo:rsid="006cd99a"/>
    </style:style>
    <style:style style:name="T75" style:family="text">
      <style:text-properties officeooo:rsid="006ea1b9"/>
    </style:style>
    <style:style style:name="T76" style:family="text">
      <style:text-properties officeooo:rsid="0073306f"/>
    </style:style>
    <style:style style:name="T77" style:family="text">
      <style:text-properties officeooo:rsid="00744806"/>
    </style:style>
    <style:style style:name="T78" style:family="text">
      <style:text-properties officeooo:rsid="0074acf7"/>
    </style:style>
    <style:style style:name="T79" style:family="text">
      <style:text-properties officeooo:rsid="00832b48"/>
    </style:style>
    <style:style style:name="T80" style:family="text">
      <style:text-properties officeooo:rsid="0084d015"/>
    </style:style>
    <style:style style:name="T81" style:family="text">
      <style:text-properties officeooo:rsid="0085114d"/>
    </style:style>
    <style:style style:name="T82" style:family="text">
      <style:text-properties officeooo:rsid="0087e3bb"/>
    </style:style>
    <style:style style:name="T83" style:family="text">
      <style:text-properties officeooo:rsid="008a4fd5"/>
    </style:style>
    <style:style style:name="T84" style:family="text">
      <style:text-properties officeooo:rsid="00971326"/>
    </style:style>
    <style:style style:name="T85" style:family="text">
      <style:text-properties officeooo:rsid="009917bb"/>
    </style:style>
    <style:style style:name="T86" style:family="text">
      <style:text-properties officeooo:rsid="009d640e"/>
    </style:style>
    <style:style style:name="T87" style:family="text">
      <style:text-properties officeooo:rsid="00a104e6"/>
    </style:style>
    <style:style style:name="T88" style:family="text">
      <style:text-properties officeooo:rsid="00624988"/>
    </style:style>
    <style:style style:name="T89" style:family="text">
      <style:text-properties officeooo:rsid="009f12e1"/>
    </style:style>
    <style:style style:name="T90" style:family="text">
      <style:text-properties officeooo:rsid="009a6c4b"/>
    </style:style>
    <style:style style:name="T91" style:family="text">
      <style:text-properties officeooo:rsid="00aaf9f8"/>
    </style:style>
    <style:style style:name="T92" style:family="text">
      <style:text-properties officeooo:rsid="0088d69f"/>
    </style:style>
    <style:style style:name="T93" style:family="text">
      <style:text-properties officeooo:rsid="00b1c151"/>
    </style:style>
    <style:style style:name="T94" style:family="text">
      <style:text-properties officeooo:rsid="00b052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he Development of a Society Can Never Be Subject to Rational </text:p>
      <text:p text:style-name="P17">Human Control </text:p>
      <text:p text:style-name="P2">사회 발전은 결코 인간의 합리적인 통제의 대상이 될 수 없다</text:p>
      <text:p text:style-name="P17"/>
      <text:p text:style-name="P22">&lt;<text:span text:style-name="T69">p&gt;</text:span>선한 시도가 있을 때마다 악은 회피한다. 그리고 선은 실패하고, 악은 성공하고 계속된다.</text:p>
      <text:p text:style-name="P2"><text:span text:style-name="T2">- 디에고 후르타도 데 멘도사</text:span><text:span text:style-name="T13">(</text:span><text:span text:style-name="T2">Diego Hurtado de Mendoza</text:span><text:span text:style-name="T13">)&lt;</text:span><text:span text:style-name="T25">sup&gt;1&lt;/sup&gt;</text:span></text:p>
      <text:p text:style-name="P22">(1503–1575) &lt;/<text:span text:style-name="T69">p&gt;</text:span></text:p>
      <text:p text:style-name="P17"/>
      <text:p text:style-name="P66"><text:span text:style-name="T2">&lt;</text:span><text:span text:style-name="T31">p&gt;</text:span><text:span text:style-name="T2">과거와 현재에 대해 더 많이 알게될 수록, 역사가 인간의 계획을 얼마나 손쉽게 따돌리는지 감탄하게 된다. - 타키투스</text:span><text:span text:style-name="T14">(Tacitus)&lt;</text:span><text:span text:style-name="T25">sup&gt;2&lt;/sup&gt;</text:span><text:span text:style-name="T2">&lt;/</text:span><text:span text:style-name="T31">p&gt;</text:span></text:p>
      <text:p text:style-name="P25"/>
      <text:p text:style-name="P64"><text:span text:style-name="T2">&lt;</text:span><text:span text:style-name="T31">p&gt;</text:span><text:span text:style-name="T2">• I. 실증적 증거가 충분한 특정 상황의 경우에는, 사회의 행동을 어느정도 단기적으로 예측하고 통제하는게 가능할 수도 있다. 예를들어, 경제학자들은 현대 산업 사회가 금리변동에 어떻게 반응할지 예상할 수 있다. 따라서, 금리를 조정하므로써 인플레이션과 실업률 같은 변수들을 통제할 수 있다. &lt;</text:span><text:span text:style-name="T15">sup&gt;3&lt;/sup&gt; </text:span><text:span text:style-name="T2">간접적인 결과를 예측하는건 더 힘들다. 그리고 더 정교한 금융 통제의 결과는 대부분 추측에 의지할 수 밖에 없다. 그래서 미국 정부의 경제 정책은 언제나 뜨거운 논란거리인 것이다: 어느 누구도 그러한 정책들의 결과를 확실히 알 수 없다. &lt;/</text:span><text:span text:style-name="T31">p&gt;</text:span></text:p>
      <text:p text:style-name="P19"/>
      <text:p text:style-name="P22">&lt;<text:span text:style-name="T69">p&gt;</text:span>실증적 증거가 부족하거나, 장기적 결과를 예측하는건 더욱 어렵고, 따라서 사회 발전을 성공적으로 관리하는 것은 역시 더욱 어려워진다. 사실, 실패하는 경우가 대부분이다.&lt;/<text:span text:style-name="T69">p&gt;</text:span></text:p>
      <text:p text:style-name="P26"/>
      <text:p text:style-name="P64"><text:span text:style-name="T2">&lt;</text:span><text:span text:style-name="T31">p&gt;</text:span><text:span text:style-name="T2">• 기원전 </text:span><text:span text:style-name="T16">2세기 전반, 로마는 사회적 타락을 막기 위해 무차별적인 소비를 제한하는 사치 금지법을 통과시켰다. </text:span><text:span text:style-name="T2">이런 류의 법률들이 언제나 그렇듯이, 의도한 효과를 얻지 못했고, 로마인들은 계속해서 타락했다. 기원전 </text:span><text:span text:style-name="T16">1세기 전반, 로마는 정치적으로 불안정해졌다. </text:span><text:span text:style-name="T2">루시우스 코넬리우스 술라</text:span><text:span text:style-name="T16">(</text:span><text:span text:style-name="T2">Lucius Cornelius Sulla</text:span><text:span text:style-name="T16">) 휘하 병사들을 이끌고 수도를 점령하고, 반대파들을 물리적으로 제거하고, 안정적인 정부를 복구시키기 위해 개혁 정책들을 펼쳤다.</text:span><text:span text:style-name="T2"> 하지만 술라의 개입은 상황을 더욱 악화시켰다. 그가 “합법적인 정부를 수호”하던 사람들을 죽이고, 원로원을 “귀족정을 꽃피우게 했던 공공 봉사 정신과는 정 반대의 성향을 갖고 있던” 무책임한 사람들로 채웠기 때문이다.&lt;</text:span><text:span text:style-name="T17">sup&gt;5&lt;/sup&gt; </text:span><text:span text:style-name="T2">결과적으로 로마의 정치 체제는 계속해서 <text:s/>무너져갔고, 기원전 </text:span><text:span text:style-name="T18">1세기 중반 즈음 로마의 전통적인 공화정은 사실상 소멸되었다.</text:span></text:p>
      <text:p text:style-name="P27"/>
      <text:p text:style-name="P64"><text:span text:style-name="T2">&lt;</text:span><text:span text:style-name="T31">p&gt;</text:span><text:span text:style-name="T2">• 9세기 이탈리아에서, 몇몇 왕들이 귀족들의 소작농 억압과 착취를 제한하는 법률들을 공표했다. “하지만 법률은 무의미했다. 그리고 귀족 지주들의 정치적 지배력은 계속해서 강해졌다.”&lt;</text:span><text:span text:style-name="T19">sup&gt;6&lt;/sup&gt;</text:span><text:span text:style-name="T2">&lt;/</text:span><text:span text:style-name="T31">p&gt;</text:span></text:p>
      <text:p text:style-name="P28"/>
      <text:p text:style-name="P64"><text:span text:style-name="T2">&lt;</text:span><text:span text:style-name="T31">p&gt;</text:span><text:span text:style-name="T2">• 시몬 볼리바르</text:span><text:span text:style-name="T20">(</text:span><text:span text:style-name="T2">Simón Bolívar</text:span><text:span text:style-name="T20">)는 스페인령 아메리카 식민지들의 독립혁명을 이끌었던 정치지도자였다. </text:span><text:span text:style-name="T2">그는 스페인령 아메리카에 안정적이고 “계몽”적인 정부가 건설되기를 기대했다. 하지만 그는 이 목표를 제대로 이루지 못했고, </text:span><text:span text:style-name="T20">1830년 죽기 직전 절망한채 다음과 같이 적었다: </text:span><text:span text:style-name="T2">“혁명을 위해 봉사하는 것은 바다에 쟁기질하는 것과 마찬가지다.” 볼리바르는 스페인령 아메리카가 “온갖 인종의 시원찮은 독재자들의 손아귀에 들어갈 것이며… </text:span><text:span text:style-name="T20">(우리는)온갖 형태의 범죄와 흉폭함에 집어삼켜질 것이며, 따라서 유럽인들은 굳이 우리를 정복하려들지 않을 것이다…”&lt;</text:span><text:span text:style-name="T30">sup&gt;7&lt;/sup&gt;</text:span><text:span text:style-name="T20">라고 예측했다.</text:span><text:span text:style-name="T2"> 볼리바르가 이 글을 쓸 때 감정적으로 흥분되어있었음을 감안하더라도, 이 예측은 그가 죽고난 후 </text:span><text:span text:style-name="T21">(대략)1세기하고도 절반 동안 적중했다.</text:span><text:span text:style-name="T2"> 하지만 볼리바르가 이 예측에 늦게 도달했음을 주목하라. 그리고 이 예측은 구체성이 결여된 두루뭉술한 예측이었다.&lt;/</text:span><text:span text:style-name="T31">p&gt;</text:span></text:p>
      <text:p text:style-name="P17"/>
      <text:p text:style-name="P29"/>
      <text:p text:style-name="P64"><text:span text:style-name="T2">&lt;</text:span><text:span text:style-name="T31">p&gt;</text:span><text:span text:style-name="T2">• 1</text:span><text:span text:style-name="T22">9세기 후반의 미국은 </text:span><text:span text:style-name="T2">&lt;/</text:span><text:span text:style-name="T31">p&gt;</text:span></text:p>
      <text:p text:style-name="P30"/>
      <text:p text:style-name="P64"><text:span text:style-name="T2">&lt;</text:span><text:span text:style-name="T31">p&gt;</text:span><text:span text:style-name="T22"> <text:s text:c="4"/>자선가들과 주택 개혁가들의 후원을 받는 노동자-주택 계획을 시행했다.</text:span><text:span text:style-name="T2"> 그들의 목표는 노동자들의 생활 수준을 개선함과 동시에 매년 </text:span><text:span text:style-name="T22">5%의 수익을 얻을 수 있음을 증명하는 것이었다.</text:span><text:span text:style-name="T2"> &lt;/</text:span><text:span text:style-name="T31">p&gt;</text:span></text:p>
      <text:p text:style-name="P19"/>
      <text:p text:style-name="P64"><text:soft-page-break/><text:span text:style-name="T2">&lt;</text:span><text:span text:style-name="T31">p&gt;</text:span><text:span text:style-name="T2"> <text:s text:c="5"/>개혁가들은 이러한 주택이 주택 소유주들 간의 경쟁으로 인해 새로운 표준이 될 것으로 기대했다. 불행하게도, 이 해결책은 실패했다… 수많은 도시노동자들이 오직 수익을 얻을 목적으로 주택에 몰려들었다.&lt;</text:span><text:span text:style-name="T23">sup&gt;8&lt;/sup&gt;</text:span><text:span text:style-name="T2">&lt;/</text:span><text:span text:style-name="T31">p&gt;</text:span><text:span text:style-name="T2"> </text:span></text:p>
      <text:p text:style-name="P19"/>
      <text:p text:style-name="P64"><text:span text:style-name="T2">&lt;</text:span><text:span text:style-name="T31">p&gt;</text:span><text:span text:style-name="T2">지난 수세기 동안 인간의 사회 발전 통제력이 증가했는지는 불확실하다. 비교적 최근</text:span><text:span text:style-name="T24">(1950년대 이후)의 시도들은 표면적으로는 예전에 비해 더 정교해보이지만</text:span><text:span text:style-name="T2">, 더 성공적인 것 같지는 않다.&lt;/</text:span><text:span text:style-name="T31">p&gt;</text:span></text:p>
      <text:p text:style-name="P50"/>
      <text:p text:style-name="P65"><text:span text:style-name="T1">&lt;</text:span><text:span text:style-name="T31">p&gt;</text:span><text:span text:style-name="T1">• 1</text:span><text:span text:style-name="T26">960년대 중반, 린든 존슨 대통령의 미국 사회 개혁 정책들은 약물 남용, 빈곤, 슬럼화 같은 사회 문제들에 대한 해결책들이 별로 효과적이지 못했음을 보여주었다. </text:span><text:span text:style-name="T1">예를들어, 어떤 실망한 개혁가는 다음과 같이 말했다:&lt;/</text:span><text:span text:style-name="T31">p&gt;</text:span></text:p>
      <text:p text:style-name="P18"/>
      <text:p text:style-name="P67"><text:span text:style-name="T49">&lt;</text:span><text:span text:style-name="T53">p&gt;</text:span><text:span text:style-name="T49"> <text:s text:c="4"/>한 때 우리는 가족들이 열악한 슬럼으로부터 벗어나기만 한다면, 아빠는 마약을 끊고, 엄마는 바람피우지 않고, 아이는 칼을 들고다니지 않을 것이라고 생각했다. 그래서 우리는 그들에게 현대적인 주방과 휴양시설이 딸린 멋진 최신 아파트를 주었다. 그들은 여전히 깡패짓을 하고 다녔다.&lt;</text:span><text:span text:style-name="T50">sup&gt;</text:span><text:span text:style-name="T51">9</text:span><text:span text:style-name="T50">&lt;/sup&gt;</text:span><text:span text:style-name="T49">&lt;/</text:span><text:span text:style-name="T53">p&gt;</text:span></text:p>
      <text:p text:style-name="P17"/>
      <text:p text:style-name="P22">&lt;<text:span text:style-name="T69">p&gt;</text:span>모든 개혁 정책들이 실패한 것은 아니다. 하지만 전반적인 성공 수준은 대단히 낮으며, 개혁가들이 사회 문제들을 제대로 이해하지 못하고 있음을 보여준다. 설령 조금의 성공을 거뒀다고 하더라도, 아마도 운이 잘따라줬을 뿐일 것이다.&lt;<text:span text:style-name="T35">sup&gt;10&lt;/sup&gt;</text:span>&lt;/<text:span text:style-name="T69">p&gt;</text:span></text:p>
      <text:p text:style-name="P51"/>
      <text:p text:style-name="P22">&lt;<text:span text:style-name="T69">p&gt;</text:span>• 한 때 인터넷을 통해 등장한 “진정으로 상호연결된 세계”는 “문화를 초월한 협력과 세계적 계몽”으로 이어질 것이라고 여겨졌다. “사회들이 더 자유롭게 소통하면서… 공감능력이 향상될 것이고, 진실을 찾기 더 쉬워질 것이며, 갈등원인들은 사라질 것이다. 다시 말해서, <text:span text:style-name="T36">SNS의 시대는 평화와 공감의 시대가 될 것이다.”&lt;sup&gt;11&lt;/sup&gt;</text:span>&lt;/<text:span text:style-name="T69">p&gt;</text:span></text:p>
      <text:p text:style-name="P33"/>
      <text:p text:style-name="P34"><text:span text:style-name="T38">&lt;</text:span><text:span text:style-name="T69">p&gt;</text:span>실제 결과는 영 딴판이다. <text:span text:style-name="T38">실제로는, 인터넷은 사람들이 “탈진실” 사회라고 부르는 사회가 등장하는데 지대한 역할을 했다. 체계적인 거짓말로부터 벗어나거나, <text:s/>객관적 진실을 얻기는 더욱 어려워졌다.&lt;</text:span>sup&gt;12&lt;/su<text:span text:style-name="T39">p&gt; </text:span><text:span text:style-name="T38">인터넷은 테러리스트들을 더욱 강하게 만들어주었다. 무책임한 국가 지도자들이 의도적으로 갈등을 조장하는 것은 더욱 쉬워졌다.&lt;</text:span><text:span text:style-name="T37">sup&gt;13&lt;/sup&gt;</text:span><text:span text:style-name="T38">&lt;/</text:span><text:span text:style-name="T69">p&gt;</text:span><text:span text:style-name="T38"> </text:span></text:p>
      <text:p text:style-name="P37"/>
      <text:p text:style-name="P36"><text:span text:style-name="T38">&lt;</text:span><text:span text:style-name="T69">p&gt;</text:span>이런 사례들은 얼마든지 찾을 수 있다. <text:span text:style-name="T38">또한 사회 발전을 통제하려는 시도를 통해 단기적인 목표를 이루어낸 사례도 많이 찾을 수 있다. 하지만 그런 경우에는, 사회 전체의 장기적 결과는 개혁가 또는 혁명가들이 기대했던 바와는 동떨어진 경우가 대부분이다.&lt;</text:span>sup&gt;14&lt;/sup&gt;<text:span text:style-name="T38">&lt;/</text:span><text:span text:style-name="T69">p&gt;</text:span></text:p>
      <text:p text:style-name="P35"/>
      <text:p text:style-name="P22">&lt;<text:span text:style-name="T69">p&gt;</text:span>· <text:span text:style-name="T40">기원전 6세기, 아테네의 정치가 솔론(Solon)의 개혁안은 귀족들의 부와 특권을 보존하면서 아티카의 </text:span>hektemorage<text:span text:style-name="T40">(대충 농노제와 유사함)를 폐지하는 것이 목표였다. </text:span>이 측면에서 솔론의 개혁은 성공했다. 하지만 또한, 솔론이 절대 용납하지 않았을 예상치 못한 결과가 발생했다. “농노” 해방은 노동력 부족을 유발했고, 아테네인들은 아티카 외부에서 수많은 노예들을 구매, 납치해왔다. 이로 인해 아테네는 노예제 사회가 되었다. 솔론의 개혁은 또 다른 간접적인 결과를 가져왔다. 아테네는 기원전 <text:span text:style-name="T41">6세기 대부분을 </text:span>페이시스트라토스<text:span text:style-name="T41">(Peisistratos)의 “독재”(대중주의 독재) 치하에서 보내게 되었다.&lt;sup&gt;15&lt;/sup&gt;</text:span>&lt;/<text:span text:style-name="T69">p&gt;</text:span></text:p>
      <text:p text:style-name="P38"/>
      <text:p text:style-name="P22">&lt;<text:span text:style-name="T69">p&gt;</text:span>· <text:span text:style-name="T42">유럽 역사상 가장 유능한 정치가들 중 하나였던 오토 폰 비스마르크(</text:span>Otto von Bismarck<text:span text:style-name="T42">)는 인상적인 성공들을 이루었다. </text:span>그 중 일부는 다음과 같다:&lt;/<text:span text:style-name="T69">p&gt;</text:span></text:p>
      <text:p text:style-name="P22">&lt;<text:span text:style-name="T69">p&gt;</text:span>- 1867<text:span text:style-name="T42">~</text:span>1871년에 독일을 통일시켰다.&lt;/<text:span text:style-name="T69">p&gt;</text:span></text:p>
      <text:p text:style-name="P67"><text:span text:style-name="T49">&lt;</text:span><text:span text:style-name="T53">p&gt;</text:span><text:span text:style-name="T52">- </text:span><text:span text:style-name="T49">1870</text:span><text:span text:style-name="T52">~</text:span><text:span text:style-name="T49">71년 프랑스-</text:span><text:span text:style-name="T51">프로이센</text:span><text:span text:style-name="T49"> 전쟁에 개입했지만, 이후 평화를 이끌어낸 덕분에 유럽 지도자들의 존경을 얻게 되었다.&lt;/</text:span><text:span text:style-name="T53">p&gt;</text:span></text:p>
      <text:p text:style-name="P22">&lt;<text:span text:style-name="T69">p&gt;</text:span>- 성공적으로 독일을 산업화했다.&lt;/<text:span text:style-name="T69">p&gt;</text:span></text:p>
      <text:p text:style-name="P22">&lt;<text:span text:style-name="T69">p&gt;</text:span>- 덕분에 중산층의 지지를 통해 군주가 되었다.&lt;/<text:span text:style-name="T69">p&gt;</text:span></text:p>
      <text:p text:style-name="P22">&lt;<text:span text:style-name="T69">p&gt;</text:span>- 따라서 비스마르크는 가장 중요한 목표를 달성했다: 그는 <text:span text:style-name="T43">(일시적으로) 독일의 민주화를 막았다.</text:span>&lt;/<text:span text:style-name="T69">p&gt;</text:span></text:p>
      <text:p text:style-name="P22">&lt;<text:span text:style-name="T69">p&gt;</text:span>- 비록 비스마르크는 <text:span text:style-name="T44">1890년 강제로 사임당했지만, 그가 세운 독일의 정치체제는 독일이 제1차세계대전에서 패배한 1918년까지 유지되었다.&lt;sup&gt;16&lt;/sup&gt;</text:span>&lt;/<text:span text:style-name="T69">p&gt;</text:span></text:p>
      <text:p text:style-name="P17"/>
      <text:p text:style-name="P41"><text:soft-page-break/><text:span text:style-name="T38">&lt;</text:span><text:span text:style-name="T69">p&gt;</text:span>그가 눈부신 성공들을 거두었음에도 불구하고, 비스마르크는 자신이 실패했다고 여겼고, 1898년 한 많은 노인으로 죽었다.&lt;sup&gt;17&lt;/sup&gt; <text:span text:style-name="T45">분명히, 독일이 그가 의도했던 방향으로 가지 않았던 것이다. </text:span><text:span text:style-name="T38">아마도 독일이 서서히 민주화되고 있다는 점이 그를 화나게 만들었을 것이다. 하지만 그가 미래를 보았더라면 훨씬 격분했을 것이다. 만약 비스마르크가 </text:span><text:span text:style-name="T46">1890년까지 집권하지 않았더라면 독일 역사가 어떻게 됐을지는 추측의 영역이다. 하지만 그가 독일을 원하는 방향으로 이끌지 못했다는 것은 분명하다. </text:span><text:span text:style-name="T38">비스마르크가 </text:span><text:span text:style-name="T46">1914~18년의 끔찍한 전쟁과 독일의 패배와, 그리고 무엇보다도, 이후 아돌프 히틀러의 등장을 보았다면 공포에 질렸을 것이다.</text:span><text:span text:style-name="T38">&lt;/</text:span><text:span text:style-name="T69">p&gt;</text:span></text:p>
      <text:p text:style-name="P39"/>
      <text:p text:style-name="P22">&lt;<text:span text:style-name="T69">p&gt;</text:span>• 미국에서, 개혁가들의 광기는 <text:span text:style-name="T47">1919년 수정조항 “금주법”(알코올 음료의 제작, 판매, 운송을 금지한 법률)의 제정으로 이어졌다. </text:span>금주법의 단기적인 목표는 성공적으로 이루어졌다. 미국의 <text:span text:style-name="T47">1인당 알코올 소비량을 60%~70%가량 줄였으며, 알코올로 인한 질병과 사망을 줄였으며, “술집들을 제거”했기 때문이다. </text:span>한편으로는, 금주법은 범죄조직들에게 불법 주류 생산, 밀수를 통해 엄청난 이익을 얻을 기회를 주었다. 따라서 금주법은 조직 범죄를 엄청나게 성장하게 만들었다. 추가로, 금주법은 공공기관과 개별 시민들 양쪽을 모두 부패하게 만들었다. 얼마안가 금주법이 심각한 실수라는 것은 명백해졌고, <text:span text:style-name="T48">1933년 </text:span>추가 수정조항을 통해 무효화되었다.&lt;<text:span text:style-name="T48">sup&gt;18&lt;/sup&gt;</text:span>&lt;/<text:span text:style-name="T69">p&gt;</text:span></text:p>
      <text:p text:style-name="P40"/>
      <text:p text:style-name="P64"><text:span text:style-name="T2">&lt;</text:span><text:span text:style-name="T31">p&gt;</text:span><text:span text:style-name="T2">• 2</text:span><text:span text:style-name="T27">0세기 후반 소위 “녹색 혁명”은 제3세계에 최신 농업 기술을 소개해 수확량을 증진시켜 기아를 완화시키는 것이 목적이었다. </text:span><text:span text:style-name="T2">실제로 수확량을 증진시켰다. 하지만: “비록 ‘녹색 혁명’은 국가 차원에서의 곡식 생산량을 기준으로 보면 성공이었지만, 공동체와 개인의 입장에서는 문제가 성공을 압도했다…”&lt;</text:span><text:span text:style-name="T27">sup&gt;19&lt;/sup&gt;</text:span><text:span text:style-name="T2"> 세계의 몇몇 지역에서는 녹색 혁명은 그저 재앙에 불과했다. 예를들어, </text:span><text:span text:style-name="T28">(인도와 파키스탄에 걸쳐있는 지역인)푼자브(Punjab)에서는, 녹색 혁명은 “수천 헥타르의 비옥한 땅”을 황폐하게 만들었으며, 지하수를 고갈시켰으며, 물은 농약과 비료로 오염되었고, (아마도 오염된 물로 인해) 수많은 암 환자가 발생했으며, 자살률은 높아졌다. </text:span><text:span text:style-name="T2">“녹색혁명 때문에 우리</text:span><text:span text:style-name="T32">는</text:span><text:span text:style-name="T2"> 망했습니다.” 자네일 싱</text:span><text:span text:style-name="T28">(</text:span><text:span text:style-name="T2">Jarnail Singh</text:span><text:span text:style-name="T28">)이 말했다… “(녹색혁명은)우리의 흙, 우리의 환경, 우리의 지하수를 망가뜨렸습니다. 우리는 한 때 축제를 열고는 했고 사람들</text:span><text:span text:style-name="T29">이 </text:span><text:span text:style-name="T28">놀러왔습니다. </text:span><text:span text:style-name="T2">지금 우리는 병원신세를 지고 있습니다.”&lt;</text:span><text:span text:style-name="T28">sup&gt;20&lt;/sup&gt;</text:span><text:span text:style-name="T2">&lt;/</text:span><text:span text:style-name="T31">p&gt;</text:span><text:span text:style-name="T28"> </text:span></text:p>
      <text:p text:style-name="P52"/>
      <text:p text:style-name="P64"><text:span text:style-name="T2">&lt;</text:span><text:span text:style-name="T31">p&gt;</text:span><text:span text:style-name="T2">세계의 여타 지역들 역시 녹색혁명으로 인한 넒은 범위의 부정적인 결과를 보고하고 있다. 이 결과들은 </text:span><text:span text:style-name="T29">(사막화 같은)</text:span><text:span text:style-name="T2">환경파괴 뿐만 아니라, 경제적, 행동학적, 의학적 결과들도 포함하고 있다.&lt;</text:span><text:span text:style-name="T29">sup&gt;21&lt;/sup&gt;</text:span><text:span text:style-name="T2">&lt;/</text:span><text:span text:style-name="T31">p&gt;</text:span></text:p>
      <text:p text:style-name="P31"/>
      <text:p text:style-name="P22">&lt;<text:span text:style-name="T69">p&gt;</text:span>• <text:span text:style-name="T61">1953년, 미국 아이젠하워 대통령은 “평화를 위한 원자력</text:span><text:span text:style-name="T62">(Atoms for Peace)</text:span><text:span text:style-name="T61">” 정책을 추진했다. 이는 국제기구를 통해 전세계에 핵에 관한 지식과 물자를 나누어 주는 것이 목표였다. </text:span><text:span text:style-name="T62">1957년에 평화적인 원자력 에너지 사용을 증진하기 위해 국제원자력에너지기구(</text:span>International Atomic Energy Agency<text:span text:style-name="T62">)가 설립되었고, </text:span><text:span text:style-name="T63">1968년 UN총회는 “비핵확산” 조약에 서명해 핵무기를 개발하지 않겠다고 약속한 국가들에게 핵 기술을 전수해주는 것을 승인했다.&lt;sup&gt;22&lt;/sup&gt; </text:span><text:span text:style-name="T64">이 정책 관계자들이 역사를 충분히 알고 있었더라면, 일반적으로 국가들은 조약이 자신에게 </text:span><text:span text:style-name="T65">(단기적으로)이익이 될 때만 조약을 따르며, 대부분의 경우 얼마안가 약속을 어긴다는 사실을 알았을 것이다. </text:span>하지만 이들은 국가들이 핵기술을 전수받으면 너무나도 고마운 나머지 핵 기술을 평화적으로 사용하는데 협조할 것이며, 역사적으로 파괴적인 무기 개발의 원동력이었던 권력에의 욕망과 치열한 경쟁을 영원히 포기할 것이라고 가정한 것이 분명하다.&lt;/<text:span text:style-name="T69">p&gt;</text:span></text:p>
      <text:p text:style-name="P21"/>
      <text:p text:style-name="P22">&lt;<text:span text:style-name="T69">p&gt;</text:span>이 발상은 최초의 원자폭탄을 발명했었던 로버트 오펜하이머<text:span text:style-name="T65">(</text:span>Robert Oppenheimer<text:span text:style-name="T65">)와</text:span> 닐스 보어<text:span text:style-name="T65">(</text:span>Niels Bohr<text:span text:style-name="T65">) 같은 과학자들에게서 나온 것 같다. </text:span>응용과학 전문가들은 거의 언제나 인간사에 징그러울 정도로 둔감하기 때문에, 이 물리학자들이 이토록 순진한 발상을 했다는건 이상할게 없다. 하지만 노련한 정치인들이 이런 발상에 호응했다는 것은 놀랍다. 하지만 동시에, 정치인들은 스스로 믿지 않는 것조차도 프로파간다를 위해 써먹고는 한다.&lt;/<text:span text:style-name="T69">p&gt;</text:span></text:p>
      <text:p text:style-name="P32"/>
      <text:p text:style-name="P22">&lt;<text:span text:style-name="T69">p&gt;</text:span>“평화를 위한 원자력” 계획은 한동안 잘 먹혀들었다. <text:span text:style-name="T66">140여개 국가들이 1968년에 비핵확산 조약에 서명했다.(나머지는 그 후에 서명했다.)&lt;sup&gt;24&lt;/sup&gt; 그리고 핵 기술은 전세계에 퍼졌다. 1970년대 초반, 이란은 미국으로부터 핵 기술을 전수받은 국가들 중 하나였다.&lt;sup&gt;25&lt;/sup&gt; </text:span>그리고 그렇게 기술을 전수받은 국가들은 핵무기 개발 시도를 하지 않았다. 한동안은 말이다. 물론, 우리는 그 후에 무슨 일이 벌어졌는지 알고 있다. “고집 센 정치인들과 <text:span text:style-name="T66">(헨리 키신저 같은)외교관들이…</text:span> 핵확산 속도가 너무나 빠르게 ‘변곡점’을 향해가고 있으며, 일단 변곡점에 도달하면 핵확산을 통제하는 것은 불가능할 것이라고 주장하기 <text:soft-page-break/>시작했다.” 소위 “핵억지력을 추종하던 화려한 경력의 냉전 시대 미국 안보 베테랑들”은 이제 와서 핵무기가 “용납할 수 없는 위험 요소”라고 주장하고 있다.&lt;<text:span text:style-name="T67">sup&gt;26&lt;/sup&gt; </text:span><text:span text:style-name="T68">그리고 핵에너지의 평화로운 사용의 결과, 방사성 폐기물 처리 문제가 아직도 해결되지 않고 있다는 불편한 진실이 있다.&lt;sup&gt;27&lt;/sup&gt;</text:span>&lt;/<text:span text:style-name="T69">p&gt;</text:span></text:p>
      <text:p text:style-name="P20"/>
      <text:p text:style-name="P22">&lt;<text:span text:style-name="T69">p&gt;</text:span>“평화를 위한 원자력” 소동은 사회 발전을 통제하는 인간의 능력이 진보하지 못했을 뿐만 아니라, 실제로는 퇴보했음을 보여준다. 솔론이나 비스마르크는 “평화를 위한 원자력” 같은 멍청한 정책을 지지하지 않았을 것이다.&lt;/<text:span text:style-name="T69">p&gt;</text:span></text:p>
      <text:p text:style-name="P17"/>
      <text:p text:style-name="P17"/>
      <text:p text:style-name="P17"/>
      <text:p text:style-name="P17"/>
      <text:p text:style-name="P24">&lt;<text:span text:style-name="T69">p&gt;</text:span>II. 인간 사회의 발전을 통제하는 인간의 능력이 왜 진보하지 못했는지를 잘 설명해주는 이유들이 있다. 사회 발전을 통제하기 위해서는, 통제에 사회가 어떻게 반응할지 예측할 수 있어야 한다. 그러한 예측은 대단히 불확실하다는 사실은 일반적으로 증명되었다. 인간 사회는 복잡계이다. 특히 기술적으로 진보한 사회는 더욱 복잡하다. 그리고 복잡계의 행동 예측은 우리의 지식이나 기술 수준과는 무관한 어려움을 갖고 있다.&lt;/<text:span text:style-name="T81">p&gt;</text:span></text:p>
      <text:p text:style-name="P23"/>
      <text:p text:style-name="P24">&lt;<text:span text:style-name="T69">p&gt;</text:span>기술을 설계하고 사용할 때, 의도하지 않았던 결과가 발생한다는 점은 대단히 잘 알려진 문제이다… <text:span text:style-name="T70">(의도하지 않은 결과)가 발생하는 이유는 명확해 보인다: </text:span>체제들은 많은 부품들이 복잡하게 상호연결되어 있다. 그러한 체제에 어떤 변화를 주게되면, 예측하기 어려운 방향으로 흘러가버린다. 특히 인간 행동이 관련되어 있을 때 더욱 그렇다.&lt;<text:span text:style-name="T71">sup&gt;28&lt;/sup&gt;</text:span>&lt;/<text:span text:style-name="T81">p&gt;</text:span></text:p>
      <text:p text:style-name="P43"/>
      <text:p text:style-name="P53"><text:span text:style-name="T38">&lt;</text:span><text:span text:style-name="T69">p&gt;</text:span>경제학은 현대 인간 사회 같은 복잡한 체제의 행동을 예측하거나 통제하는게 얼마나 어려운지 보여줄 수 있다. <text:span text:style-name="T38">현대 경제를 최대한의 효율성을 내도록 합리적으로 설계하는 것은 절대 불가능하다는 주장은 널리 설득력을 얻고 있다. 그러한 계획을 실행하는 작업은 너무나도 압도적으로 복잡할 것이기 때문이다.&lt;</text:span>sup&gt;29&lt;/sup&gt; 미국 경제만 해도 가격을 계산하기 위해서는 적게 잡아도 <text:span text:style-name="T72">6</text:span><text:span text:style-name="T79">x</text:span><text:span text:style-name="T72">10&lt;sup&gt;13&lt;/sup&gt;</text:span><text:span text:style-name="T73">(6조!)</text:span><text:span text:style-name="T72">개의 방정식을 동시에 계산할 수 있어야 한다. </text:span><text:span text:style-name="T38">이는 경제와 지속적으로 상호작용하는 무수한 심리학적, 사회학적, 정치학적 요소들을 제외하고 오직 가격형성과 관련된 경제적 요소들만 고려한 것이다.&lt;</text:span><text:span text:style-name="T71">sup&gt;2</text:span><text:span text:style-name="T80">9</text:span><text:span text:style-name="T71">&lt;/sup&gt;</text:span><text:span text:style-name="T38">&lt;/</text:span><text:span text:style-name="T81">p&gt;</text:span></text:p>
      <text:p text:style-name="P43"/>
      <text:p text:style-name="P24">&lt;<text:span text:style-name="T69">p&gt;</text:span>설령 우리가 수백만조 개의 방정식을 동시에 다룰 만한 충분한 계산력을 갖고 있으며, 이를 통해 우리 사회의 행동을 예측할 수 있다는 대단히 비현실적인 가정을 하더라도, 방정식에 필요한 정확한 데이터를 얻는 것은 불가능에 가까울 것이다.&lt;<text:span text:style-name="T74">sup&gt;31&lt;/sup&gt; </text:span><text:span text:style-name="T75">충분히 유효한 예측을 얻기 위해서는 불가능할 정도로 높은 수준으로 정확한 데이터가 필요하기 때문이다. </text:span>기상학자 에드워드 로렌츠<text:span text:style-name="T75">(</text:span>Edward Lorenz<text:span text:style-name="T75">)는 데이터에 아주 약간의 오차만 있어도 복잡계의 예측을 완전히 빗나가게 만든다는 사실을 처음으로 주목한 사람이다. </text:span>이 사실은 “나비 효과”라고 알려졌다. <text:span text:style-name="T76">1972년 미국 과학부흥협회(</text:span>American Association for the Advancement of Science<text:span text:style-name="T76">)에서 로렌츠가 “예측가능성: 브라질 나비의 날갯짓이 텍사스에 토네이도를 일으키는가?”라는 제목을 사용했기 때문이다.&lt;</text:span><text:span text:style-name="T77">sup&gt;32&lt;/sup&gt; </text:span><text:span text:style-name="T78">로렌츠의 연구는 “카오스 이론”&lt;sup&gt;33&lt;/sup&gt;이 등장하는 계기가 되었다. 나비효과는 “카오스”적 행동의 한 사례이다.</text:span>&lt;/<text:span text:style-name="T81">p&gt;</text:span></text:p>
      <text:p text:style-name="P43"/>
      <text:p text:style-name="P68"><text:span text:style-name="T49">&lt;</text:span><text:span text:style-name="T53">p&gt;</text:span><text:span text:style-name="T49">카오스적 행동은 복잡계에만 한정된 것이 아니다. 사실, 대단히 단순한 </text:span><text:span text:style-name="T58">계</text:span><text:span text:style-name="T49">도 카오스적으로 행동할 수 있다.&lt;</text:span><text:span text:style-name="T59">sup&gt;34&lt;/sup&gt; </text:span><text:span text:style-name="T49">브리태니커 백과사전은 순수 수학의 사례를 보여주었다. </text:span><text:span text:style-name="T54">A와 x&lt;sub&gt;0&lt;/sub&gt;를 <text:s/></text:span><text:span text:style-name="T49">0&lt;A&lt;4와 <text:s/>0&lt;x</text:span><text:span text:style-name="T54">&lt;sub&gt;0&lt;/sub&gt;</text:span><text:span text:style-name="T49">&lt;1의 임의의 두 숫자라고 하자. 그리고 공식 </text:span><text:span text:style-name="T55">x</text:span><text:span text:style-name="T54">&lt;sub&gt;</text:span><text:span text:style-name="T55">n+1</text:span><text:span text:style-name="T54">&lt;/sub&gt;</text:span><text:span text:style-name="T55">=Ax</text:span><text:span text:style-name="T54">&lt;sub&gt;</text:span><text:span text:style-name="T55">n</text:span><text:span text:style-name="T54">&lt;/sub&gt;</text:span><text:span text:style-name="T55">(1-x</text:span><text:span text:style-name="T54">&lt;sub&gt;</text:span><text:span text:style-name="T55">n</text:span><text:span text:style-name="T54">&lt;/sub&gt;</text:span><text:span text:style-name="T55">)을 사용해 수열을 만들어보자. A=3.7과 같은 특정 숫자를 A에 집어 넣으면, 수열은 카오스적으로 행동한다: 선형적으로 증가하는 수열을 대략적으로나마 예측하기 위해서는, </text:span><text:span text:style-name="T54">x&lt;sub&gt;0&lt;/sub&gt;를 기하급수적인 정확도로 입력해야한다. </text:span><text:span text:style-name="T49">다시 말해서, 수열의 </text:span><text:span text:style-name="T55">n번째 항을 예측하기 위해서는, </text:span><text:span text:style-name="T54">x&lt;sub&gt;0&lt;/sub&gt;의 값을 오차범위 </text:span><text:span text:style-name="T55">10&lt;sup&gt;-kn&lt;/sup&gt;이내의 정확도로 알고 있어야 한다.</text:span><text:span text:style-name="T56">(k는 상수)&lt;</text:span><text:span text:style-name="T57">sup&gt;35&lt;/sup&gt;</text:span><text:span text:style-name="T55"> </text:span><text:span text:style-name="T49">이는 카오스계의 일반적인 특징이다: 좁은 범위 내의 예측을 얻기 위해서는 기하급수적으로 정확한 데이터가 필요하다.&lt;/</text:span><text:span text:style-name="T60">p&gt;</text:span></text:p>
      <text:p text:style-name="P55"/>
      <text:p text:style-name="P55"/>
      <text:p text:style-name="P60"><text:soft-page-break/>&lt;<text:span text:style-name="T91">p&gt;</text:span>모든 카오스계는, 시작점의 데이터의 정확도를 늘릴 수록 예측가능성의 지평선은 조금씩 멀어져간다는 특징을 갖고있다. <text:span text:style-name="T88">쉽게 말하자면, 예측가능성의 지평선은 넘을 수 없는 장벽이다. 수없이 많은 계들이 카오스 계로 간주해도 될 만큼 충분히 비선형적인지 고려하면, 예측은 언제나 예측가능성의 지평선에 의해 좁은 한계에 머물게 되리라는 것은 명백하다. 완전한 이해는… 언제나 잠정적 과정에만 머무를 수 밖에 없으며, 예측과 실제가 크게 빗나갈 때마다 새로운 관측과 실험을 하게될 수 밖에 없다.&lt;</text:span><text:span text:style-name="T83">sup&gt;36&lt;/sup&gt;</text:span>&lt;/<text:span text:style-name="T91">p&gt;</text:span></text:p>
      <text:p text:style-name="P56"/>
      <text:p text:style-name="P58"><text:span text:style-name="T92">&lt;</text:span><text:span text:style-name="T91">p&gt;</text:span>하이젠베르크의 불확정성 원리가 물리 현상의 예측에 필요한 데이터의 정확도에 절대적 한계를 두고 있다는 점에 주목할 필요가 있다. <text:span text:style-name="T88">아원자 입자와 관련된 사건을 정확히 예측하는 것은 불가능하다는 이 원칙은, 물리법칙들로부터 수학적으로 유추되었다. 따라서, 아원자 차원에서의 성공적인 예측은 물리법칙에 어긋난다. 거시적 체계의 행동을 예측하기 위해서, 아원자 차원 수준의 정확도를 갖춘 데이터가 필요하다면, 유의미한 예측은 불가능하다. 따라서, 카오스적 물리 체계에서는, 절대 뛰어넘을 수 없는 예측가능성의 지평선이 있는 것이다.</text:span><text:span text:style-name="T92">&lt;/</text:span><text:span text:style-name="T91">p&gt;</text:span></text:p>
      <text:p text:style-name="P54"/>
      <text:p text:style-name="P46"><text:span text:style-name="T92">&lt;</text:span><text:span text:style-name="T91">p&gt;</text:span>물론, 인간 사회의 행동이 모든 측면에서 카오스적인건 아니다. 수백년 또는 수천년에 걸쳐 실증적으로 관측 가능한 역사적 추세라는 것이 있다. 하지만 현대 기술 사회가 사회 전반에 영향을 끼치는 카오스적 하위체제로부터 자유로울 것이라고 보기는 대단히 힘들다. 따라서 현대 사회의 발전은 최소한 몇몇 측면에서는 카오스적일 수 밖에 없으며, 따라서 예측불가능하다고 간주해도 좋을 것이다.<text:span text:style-name="T92">&lt;/</text:span><text:span text:style-name="T91">p&gt;</text:span></text:p>
      <text:p text:style-name="P56"/>
      <text:p text:style-name="P46"><text:span text:style-name="T92">&lt;</text:span><text:span text:style-name="T91">p&gt;</text:span>그렇다고 해서 예측이 아예 불가능하다는 것은 아니다. 일기예보에 대해 브리태니커는 다음과 같이 적었다:<text:span text:style-name="T92">&lt;/</text:span><text:span text:style-name="T91">p&gt;</text:span></text:p>
      <text:p text:style-name="P56"/>
      <text:p text:style-name="P59"><text:span text:style-name="T92">&lt;</text:span><text:span text:style-name="T91">p&gt;</text:span>대기의 움직임이 … 카오스 상태라는 것은 거의 확실하다. <text:span text:style-name="T88">그렇다면, 일반론을 넘어선 정확한 기상예측은 불가능하다고 볼 수 밖에 없다. 매년 반복되는 기온, 강수 사이클 처럼 카오스의 영향에서 벗어난 기후적 특성들이 몇몇 있다는 것은 분명하다. 그 외의 대규모 과정들을 장기적으로 예측하는 것 역시 가능할 수도 있다. 하지만 예측을 더 자세히 하려 할 수록, 더 빠르게 그 신빙성을 잃을 것이다.&lt;</text:span>sup&gt;37&lt;/sup&gt;<text:span text:style-name="T92">&lt;/</text:span><text:span text:style-name="T91">p&gt;</text:span></text:p>
      <text:p text:style-name="P56"/>
      <text:p text:style-name="P46"><text:span text:style-name="T92">&lt;</text:span><text:span text:style-name="T91">p&gt;</text:span><text:span text:style-name="T84">(비록 인간 사회는 날씨보다도 훨씬 더 복잡하기는 하지만)</text:span>이는 인간 사회의 행동에도 동일하게 적용된다. 우리가 앞서 금리, 인플레이션, 실업률에 대해 언급했듯이, 특정 상황에서는, 믿을만한 단기적 예측이 가능할 수도 있다. 불분명하고 불특정한 장기적 예측 역시 가능하다. 우리는 이미 볼리바르가 스페인령 아메리카가 안정적이고 “계몽”된 정부를 세우는데 실패하리라는 예측이 맞아 떨어졌음을 언급했다. <text:span text:style-name="T84">(여기서 우리는 일반적으로 무언가가 실패하리라는 예측이 무언가가 성공하리라는 예측보다 훨씬 적중률이 높다는 것을 알 수 있다.&lt;</text:span><text:span text:style-name="T85">sup&gt;38&lt;/sup&gt; </text:span><text:span text:style-name="T90">하지만 믿을만한 구체적인 장기적 예측을 얻는 경우는 거의 없다.</text:span><text:span text:style-name="T92">&lt;/</text:span><text:span text:style-name="T91">p&gt;</text:span></text:p>
      <text:p text:style-name="P57"/>
      <text:p text:style-name="P46"><text:span text:style-name="T92">&lt;</text:span><text:span text:style-name="T91">p&gt;</text:span>여기에는 예외가 있다. 무어의 법칙은 계산력의 성장 비율에 대한 구체적인 예측을 했으며, <text:span text:style-name="T86">2012년 현재 기준으로 50년가량 유지되고 있다.&lt;sup&gt;39&lt;/sup&gt; </text:span><text:span text:style-name="T89">하지만 무어의 법칙은 사회 이해로부터 비롯된 추론이 아니라, 실증적으로 관측된 추세에 대한 단순한 서술에 불과하며, 이 경향이 언제까지 지속될지는 아무도 모른다. </text:span>무어의 법칙은 많은 기술적 영역에서 예측가능한 결과를 얻을 수도 있다. 하지만 이 모든 기술들이 전체로서의 사회와 어떻게 상호작용할지는 아무도 정확하게 알 수 없다. <text:span text:style-name="T87">비록 무어의 법칙을 비롯한 실증적으로 관측된 경향들을 미래를 예측하는데 유용하게 써먹을 수도 있겠지만, 우리 사회의 발전을 이해하려는 노력은 (브리태니커의 표현을 빌리자면) “</text:span>언제나 잠정적 과정에만 머무를 수 밖에 없으며, 예측과 실제가 크게 빗나갈 때마다 새로운 관측과 실험을 하게될 수 밖에 없다….”<text:span text:style-name="T92">&lt;/</text:span><text:span text:style-name="T91">p&gt;</text:span></text:p>
      <text:p text:style-name="P45"/>
      <text:p text:style-name="P54">========================================</text:p>
      <text:p text:style-name="P61">하지만 누군가가 이를 부정할 수도 있으니, 한번 우리 사회에는 카오스적 요소가 없다고 가정해보자. <text:span text:style-name="T88">사회 발전이 원칙적으로는 모종의 거대한 연립방정식의 해를 찾아내 예측 가능하며, 필요한 데이터들을 충분히 정확하게 얻을 수 있다고 가정해보자. 어느 누구도 지금의 계산력으로 그러한 연립방정식을 풀 수 있으리라 생각하지 않을 것이다. </text:span><text:span text:style-name="T94">하지만 레이 커즈와일(Ray Kurzweil)&lt;sup&gt;40&lt;/sup&gt;이 예측한 상상하기도 힘든 엄청나게 강력한 계산력이 미래에 실현된다고 치자. </text:span><text:span text:style-name="T93">그리고 그러한 계산력이 현재 사회의 엄청난 복잡도를 계산할 수 있으며, 사회 발전을 장기간 예측할 수 있다고 치자. </text:span><text:span text:style-name="T88">그렇다고 해서 미래 사회가 자신의 발전을 예측할 수는 없다. 그런 사회는 지금과는 비교할 수 없을 정도로 더욱 복잡할 것이기 때문이다: 사회 복잡도는 계산력과 함께 성장할 것이다. 계산장치 역시 사회의 일부이기 때문이다.</text:span></text:p>
      <text:p text:style-name="P69"/>
      <text:p text:style-name="P54"><text:soft-page-break/>========================================</text:p>
      <text:p text:style-name="P42">There are in fact certain paradoxes involved in the notion of a system that predicts its own behavior. These are reminiscent of Russell's Paradox in set theory41 and of the paradoxes that arise when one allows a statement to talk about itself (e.g., consider the statement, “This statement is false”). When a system makes a prediction about its own behavior, that predic tion may itself change the behavior of the system, and the change in the behavior of the system may invalidate the prediction. Of course, not every statement that talks about itself is paradoxical. For example, the statement, “This statement is in the English language” makes perfectly good sense. Similarly, many predictions that a system may make about itself will not be self-invalidating; they may even cause the system to behave in such a way as to fulfill the prediction.42 But it is too much to hope for that a society's predictions about itself will never be (unexpectedly) self-invalidating. </text:p>
      <text:p text:style-name="P54">========================================</text:p>
      <text:p text:style-name="P42">A society's ability to predict its own behavior moreover would seem to require something like complete self-knowledge, and here too one runs into paradoxes. We need not discuss these here; some thought should suffice to convince the reader that any attempt to envision a system having complete self-knowledge will encounter difficulties. </text:p>
      <text:p text:style-name="P54">========================================</text:p>
      <text:p text:style-name="P42">Thus, from several points of view—past and present experience, complexity, chaos theory, and logical difficulties (paradoxes)—it is clear that no society can accurately predict its own behavior over any consider able span of time. Consequently, no society can be consistently successful in planning its own future in the long term. </text:p>
      <text:p text:style-name="P54">========================================</text:p>
      <text:p text:style-name="P44">This conclusion is in no way unusual, surprising, or original. Astute observers of history have known for a long time that a society can't plan its own future. Thus Thurston writes: “[N]o government has ever been able physically to manage the total existence of a country, ...or to foresee all the complications that would ensue from a decision made at the center. "43</text:p>
      <text:p text:style-name="P44"><text:span text:style-name="T82">========================================</text:span> </text:p>
      <text:p text:style-name="P42">According to Henry Kissinger: “History is a tale of efforts that failed, of aspirations that weren't realized, of wishes that were fulfilled and then turned out to be different from what one expected.”44 </text:p>
      <text:p text:style-name="P42"/>
      <text:p text:style-name="P54">========================================</text:p>
      <text:p text:style-name="P42">Norbert Elias wrote: “[T]he actual course of... historical change as a whole is intended and planned by no-one. 945 And: “Civilization... is set in motion blindly, and kept in motion by the autonomous dynamics of a web of relationships... .9946 </text:p>
      <text:p text:style-name="P17"/>
      <text:p text:style-name="P17"/>
      <text:p text:style-name="P17"/>
      <text:p text:style-name="P2"><text:span text:style-name="T2">VI. 이 장에 대한 주된 비판은 아마도, 저자가 “누구나” 다 알고있는 뻔한 사실을 굳이 종이와 잉크를 낭비해가며 길게 설명했다는 비판일 것이다. 하지만 불행하게도, 인간은 사회 발전을 결코 합리적으로 통제할 수 없다는 사실을 모두가 알고 있지는 않다. 심지어 이 명제를 추상적 원칙으로는 인정하는 사람들조차 이 원칙을 구체적인 사례에 적용하지 못한다. </text:span><text:s/><text:span text:style-name="T1">얼핏 보기에 똑똑해 보이는 사람들이, 사회 문제들을 해결할 정교한 계획은 절대, 절대, 절대 성공적으로 시행될 수 없다는 사실을 완전히 잊은채 그러한 계획을 제</text:span><text:span text:style-name="T3">안하는 것을 우리는 몇 번이고 되풀이해서 목격하고 있다. 유명한 기술 비판자 이반 일리치(Ivan Illich)는 수십 년에 전 읽기만 해도 정신이 혼미해질 것 같은 환상적인 제안을 했다. 이반 일리치는 이렇게 적었다. “자율적인 개인들과 1차 집단들이, 인간의 필요를 충족시키기 위해 설계된 새로운 생산 체제의 총제적 효과에 기여할 수 있는 형태로 사회를 재구성해야한다.” 그리고 “모든 사회 구성원들이 타인의 통제를 받지 않는 수단을 통해 최대한 자율적인 행동을 할 수 있도록 사회를 설계해야한다.”</text:span><text:span text:style-name="T4">124</text:span><text:span text:style-name="T3">라고 적었다. 마치 사회를 의식적으로, </text:span><text:soft-page-break/><text:span text:style-name="T3">합리적으로 “재구성”하거나 “설계”하는게 가능한 것 마냥 말이다. </text:span><text:span text:style-name="T1">지독하게 멍청한 또 다른 사례는 아르너 네스</text:span><text:span text:style-name="T4">(Arne Naess)125와 첼리스 글랜디닝(Chellis Glendinning)126이 각각 1989년, 1990년에 저질렀다. 이 사례는 이 책의 제3장 파트 IV에서 다루고 있다.</text:span></text:p>
      <text:p text:style-name="P1"/>
      <text:p text:style-name="P3"><text:span text:style-name="T1">지금 현재</text:span><text:span text:style-name="T4">(2013년), 똑똑해야할 사람들이 계속해서 사회 발전을 합리적으로 통제하는 것은 불가능하다는 사실을 무시하고 있다. 이로인해, 우리는 기술성애자들이 “인류는 스스로의 운명을 책임진다.”, “우리는 우리의 진화를 스스로 책임질 것이다.”, “사람들이 진화를 통제할 것이다.”</text:span><text:span text:style-name="T5">127</text:span><text:span text:style-name="T4"> 같은 헛소리를 하는 모습을 자꾸만 보게된다. 기술성애자들은 “연구를 지도해 기술이 사회를 개선”하는 것을 돕고자 한다. 그래서 그들은 “진보를 형성하고, 사회가 기술 발전의 결과에 적응하도록 돕고”, “인공지능을… 인간에게 우호적으로 만들기”위해“특이점 대학</text:span><text:span text:style-name="T5">(Singularity University)”과 “특이점 연구소(Singularity Institute)”</text:span><text:span text:style-name="T4">를 세웠다.</text:span><text:span text:style-name="T5">128</text:span></text:p>
      <text:p text:style-name="P3"/>
      <text:p text:style-name="P4"><text:span text:style-name="T1">물론, 기술성애자들은 기술의“진보를 형성”하거나“사회를 개선”하지 못할 것이며, 기술이 인간에게 우호적이게끔 만들지도 못할 것이다. 장기적으로, 기술적 진보는 오직 상대방을 앞지르기 위해 기술을 도입하는 경쟁 집단들 간의 예측불가능하고 통제불가능한 권력 투쟁에 의해 “형성”될 것이다. 제</text:span><text:span text:style-name="T6">2장을 참고하라..</text:span></text:p>
      <text:p text:style-name="P1"/>
      <text:p text:style-name="P5"><text:span text:style-name="T1">아마 대부분의 기술성애자들은 “사회 개선”을 위해 기술의 “진보를 형성”하겠다는 헛소리를 진지하게 믿지 않을 것이다.</text:span> <text:span text:style-name="T1">실제로는, “사회 개선”이라는 환상이 급진적인 기술 혁신에 대한 대중의 저항을 사전에 차단하는 프로파간다로 쓰이는 동안, 특이점 대학은 기술지향적 기업가들의 이익을 위해 복무하고 있다.</text:span><text:span text:style-name="T6">129 하지만 그러한 프로파간다는 오직 평범한 사람들이 그 환상을 진지하게 믿을만큼 순진하기 때문에 효과적으로 작동하는 것이다.</text:span> </text:p>
      <text:p text:style-name="P1"/>
      <text:p text:style-name="P6">“<text:span text:style-name="T1">사회를 개선”하겠다는 기술성애자들의 계획의 배후에 있는 동기가 무엇이든 간에, 이와 유사한 다른 진지한 계획들이 있다. 최근의 사례는, 제레미 리프킨</text:span><text:span text:style-name="T7">(Jeremy Rifkin)</text:span><text:span text:style-name="T6">(2011)130과 빌 아이비</text:span><text:span text:style-name="T7">(Bill Ivey)131의 저서를 참고하라. 리프킨과 아이비의 제안보다는 얼핏 더 정교해보이지만 똑같이 현실에서 실행불가능한 사례들이 있다. 2011년에 출판된 책에서, 니콜라스 애쉬포드( Nicholas Ashford)와 랄프 P. 홀(Ralph P. Hall)132은 “산업국가들의 지속가능한 발전을 달성하기 위한 일관적, 학문통합적(transdisciplinary) 접근을 제시한다. … 저자들은 경제, 고용, 기술, 환경, 산업 발전, 국내법, 국제법, 무역, 금융, 노동자와 공공의 건강과 안전을 아우르는 지속가능성 문제를 해결하기 위한 다목적 해결책의 설계를 주장한다.”</text:span><text:span text:style-name="T8">133 애쉬포드와 홀은 그저 플라톤의 “국가”134나 토마스 모어의 “유토피아” 같은 관념적인 추측을 제시할 의도로 책을 쓰지 않았다. 그들은 자기들이 실용적인 계획을 제시했다고 믿고있다.135</text:span></text:p>
      <text:p text:style-name="P1"/>
      <text:p text:style-name="P8">또 다른 사례로<text:span text:style-name="T33">(2011), 나오미 클라인( Naomi Klein)은 거대한, 정교한, 전세계적 “계획”136을 제안했다. 이 계획은 지구온난화를 통제하고137, 환경 문제들을 해결하고138, 동시에 우리에게 “참 민주주의”를 가져오고139, 기업들에게 “고삐”140를 채우고, 실업률을 낮추고141, 부유한 국가들의 소비를 줄이고142, 가난한 국가들의 경제를 성장시키고,143 “초-개인주의 대신 상호의존성을, 지배 대신 <text:s/>호혜</text:span><text:span text:style-name="T34">(互惠)</text:span><text:span text:style-name="T33">를, 계층 대신 협력을”</text:span><text:span text:style-name="T34">144</text:span><text:span text:style-name="T33"> 조성하고, “지구의 생명체들을 보호하기 위한 이 모든 투쟁들을 일관적인 서사로 우아하게 엮어내고”</text:span><text:span text:style-name="T34">145</text:span><text:span text:style-name="T33">, 동시에 “진보”적 의제를 촉진</text:span><text:span text:style-name="T34">146하여 “건강하고, 정의로운 세상”을 창조하는 것이 목표이다.147</text:span></text:p>
      <text:p text:style-name="P7"/>
      <text:p text:style-name="P62"><text:span text:style-name="T1">애쉬포드, 홀, 클라인</text:span><text:span text:style-name="T9">148 같은 사람들이 만들어낸 계획들이 일종의 정성들인 농담이 아닌가 싶기도 하지만, 아니다. 이들의 의도는 꽤 진지하다. 이 사람들은 대체 어떻게 이러한 계획들이 현실 세계에서 실행될 수 있다고 믿는 것일까? 인간사에 대한 현실적 감각이 아예 없는걸까? 그럴수도 있다. 하지만 나오미 클라인 스스로가 더 그럴듯한 설명을 내놓았다: “자신의 세계관이 박살나</text:span><text:span text:style-name="T10">는 모습을 보는</text:span><text:span text:style-name="T9"> 것보다는, 현실을 부정하는게 언제나 더 쉽다...”</text:span><text:span text:style-name="T10">149 </text:span><text:span text:style-name="T1">대부분의 지식인들을 포함해, 대부분의 중상류층의 세계관은, 엄밀하게 조직되어있고, 문화적으로 “진보”한, 높은 수준의 사회 질서를 갖춘 대규모 사회에 철저하게 종속되어 있다. 이런 부류의 사람들에게 있어서, 우리가 따라가고 있는 재앙으로 향하는 길에서 벗어날 유일한 방법은 조직 사회의 완전한 붕괴와 혼란으로의 추락 밖에 없다는 사실을 인정하는 것은 심리적으로 대단히 어려울 것이다. 그래서 그들은 그들의 삶과 세계관이 종속되어 있는 사회를 지켜주겠다는 약속을 하는 계획이라면, 그 계획이 아무리 비현실적이더라도 붙잡으려고 한다. 그리고 우리는 그들이 그들의 세계관을 그들의 목숨보다 더 중요하게 여기고 있는 것은 아닌지 의심해야 한다.</text:span></text:p>
      <text:p text:style-name="P9"/>
      <text:p text:style-name="P9"/>
      <text:p text:style-name="P9"><text:soft-page-break/></text:p>
      <text:p text:style-name="P10">124. Illich, pp. 10,20. </text:p>
      <text:p text:style-name="P10"/>
      <text:p text:style-name="P10">125. Naess, pp. 92–103. </text:p>
      <text:p text:style-name="P10"/>
      <text:p text:style-name="P10">126. Glendinning, as referenced in our List of Works Cited. </text:p>
      <text:p text:style-name="P10"/>
      <text:p text:style-name="P10">127. Grossman, p. 49, col. 1, col. 3. Vance, p. 1. </text:p>
      <text:p text:style-name="P9"/>
      <text:p text:style-name="P9">128. Grossman, p. 48, col. 3. Markoff, “Ay Robot!,” p. 4, col. 2, col. 3. (광고가 실린 부분은 무시할 것). </text:p>
      <text:p text:style-name="P9"/>
      <text:p text:style-name="P9">129. e.g., Vance, p. 1 참고(특이점 대학은 “기업가들에게 전망좋은 기술들을 소개시켜주는데 집중하고 있다…”, etc.). </text:p>
      <text:p text:style-name="P9"/>
      <text:p text:style-name="P11">130. Rifkin, as referenced in our List of Works Cited. </text:p>
      <text:p text:style-name="P11"/>
      <text:p text:style-name="P11">131. Ivey, as referenced in our List of Works Cited. </text:p>
      <text:p text:style-name="P11"/>
      <text:p text:style-name="P11">132. Ashford &amp; Hall, as referenced in our List of Works Cited. </text:p>
      <text:p text:style-name="P9"/>
      <text:p text:style-name="P63"><text:span text:style-name="T1">133. 출판사 서문은 </text:span><text:span text:style-name="T12">2016년 3월 28일 온라인 주소 </text:span><text:span text:style-name="T1">http:// yalebooks.com/book/9780300169720/technology-globalization-and-sustainable-development에 실렸다. 인용된 부분은 실제로 책의 내용을 설명하고 있다.</text:span></text:p>
      <text:p text:style-name="P12"/>
      <text:p text:style-name="P9"/>
      <text:p text:style-name="P13">134. 플라톤은 그의 저서 “국가”를 그저 관념적인 추측으로 여기지 않았다. 그는 그가 최소한의 실용적 가능성을 설명한다고 생각했다. <text:s/>Buchanan 참고: “The Republic," Book V, pp. 491–92; Book VI, pp. 530–31; Book VII, p.584. 하지만 내가 아는 바에 따르면, 근대에 들어서 플라톤의 “국가”는 실용적 가능성에 대한 설명이 아닌 이론적 추측으로 다루어졌다.</text:p>
      <text:p text:style-name="P9"/>
      <text:p text:style-name="P9"/>
      <text:p text:style-name="P14">135. Ashford &amp; Hall, p. 1 (“우리가 이 책에서 논의한 처방을 유토피아로 여기지 않기를 바란다.”). </text:p>
      <text:p text:style-name="P9"/>
      <text:p text:style-name="P11">136. Klein, pp. 14–15. </text:p>
      <text:p text:style-name="P11"/>
      <text:p text:style-name="P11">137. Ibid., pp. 14–17. </text:p>
      <text:p text:style-name="P11"/>
      <text:p text:style-name="P11">138. Ibid., p. 15. </text:p>
      <text:p text:style-name="P11"/>
      <text:p text:style-name="P11">139. Ibid., p. 15, col. 1. </text:p>
      <text:p text:style-name="P11"/>
      <text:p text:style-name="P15">140. Ibid.; 또한 p. 18, col. 1 참고. (“ 시장의 힘에 고삐를 채워야 한다.”)</text:p>
      <text:p text:style-name="P11"/>
      <text:p text:style-name="P11">141. Ibid., pp. 15, col. 1, col. 2; 16; 21, col. 2. </text:p>
      <text:p text:style-name="P11"/>
      <text:p text:style-name="P11">142. Ibid., pp. 16; 17, col. 2. </text:p>
      <text:p text:style-name="P11"/>
      <text:p text:style-name="P11">143. Ibid., p. 16. </text:p>
      <text:p text:style-name="P11"/>
      <text:p text:style-name="P11">144. Ibid., p. 19, col. 2. </text:p>
      <text:p text:style-name="P11"/>
      <text:p text:style-name="P11"><text:soft-page-break/>145. Ibid., p. 20, col. 1. </text:p>
      <text:p text:style-name="P11"/>
      <text:p text:style-name="P11">146. Ibid. </text:p>
      <text:p text:style-name="P11"/>
      <text:p text:style-name="P11">147. Ibid., p. 20, col. 2. </text:p>
      <text:p text:style-name="P11"/>
      <text:p text:style-name="P62"><text:span text:style-name="T1">148. 이런 망상들의 더 최근</text:span><text:span text:style-name="T11">(2015) 사례들은, <text:s/>Gardner, Prugh &amp; Renner, p. 17참고. (“세계는 지금 생산과 소비 체계 전체를 근본적으로 바꿀 해결책을 도입해야한다… 이것은… 대규모의 사회적, 경제적, 정치적 공학을 필요로 한다...”)</text:span></text:p>
      <text:p text:style-name="P16"/>
      <text:p text:style-name="P9">149. Klein, p. 18, col. 1.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나눔고딕" svg:font-family="나눔고딕"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4-28T13:29:11.052000000</dc:date>
    <meta:editing-duration>PT11H56M42S</meta:editing-duration>
    <meta:editing-cycles>149</meta:editing-cycles>
    <meta:document-statistic meta:table-count="0" meta:image-count="0" meta:object-count="0" meta:page-count="9" meta:paragraph-count="97" meta:word-count="10645" meta:character-count="18390" meta:non-whitespace-character-count="14849"/>
  </office:meta>
</office:document-meta>
</file>